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tab/>// 0’dan 10’a kadar olan sayıların karelerini ve küplerini hesaplayıp, sonuçları ekrana yazdıran program.</text:p>
      <text:p text:style-name="Standard"><text:tab/></text:p>
      <text:p text:style-name="Standard"><text:s text:c="4"/>int i, a, b;</text:p>
      <text:p text:style-name="Standard"><text:s text:c="4"/>printf(" Sayi <text:s text:c="7"/>Karesi <text:s text:c="9"/>Kupu\n\n");</text:p>
      <text:p text:style-name="Standard"><text:s text:c="4"/>for(i=0; i&lt;=10; i++){</text:p>
      <text:p text:style-name="Standard"><text:s text:c="7"/>a = i*i;</text:p>
      <text:p text:style-name="Standard"><text:s text:c="7"/>b = i*i*i;</text:p>
      <text:p text:style-name="Standard"><text:s text:c="7"/>printf(" <text:s/>%d <text:s text:c="11"/>%d <text:s text:c="14"/>%d\n\n", i, a, b);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8$Win32 OpenOffice.org_project/418m3$Build-9803</meta:generator>
    <dc:date>2021-11-21T14:28:33.36</dc:date>
    <meta:document-statistic meta:table-count="0" meta:image-count="0" meta:object-count="0" meta:page-count="1" meta:paragraph-count="15" meta:word-count="57" meta:character-count="393"/>
    <meta:user-defined meta:name="Info 1"/>
    <meta:user-defined meta:name="Info 2"/>
    <meta:user-defined meta:name="Info 3"/>
    <meta:user-defined meta:name="Info 4"/>
  </office:meta>
</office:document-meta>
</file>